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231932279144129645"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195412362452404857"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37576969361533255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971000074656527132"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026568972874975128"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1167850318973026649"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95220490213006028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5455130154955448933"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29467579" text:continue-list="list895220490213006028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08700957847615162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447588"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454493"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9474527"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9467596"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474397"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186062006470334548"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883371049083470797"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461209074898367975"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469077"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075149320934265200"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56118894276335469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599180914614746557" text:style-name="L15">
        <text:list-item>
          <text:list>
            <text:list-header>
              <text:p text:style-name="P172">1.5 miles averaging about 9:40/mile and rest 1 min</text:p>
            </text:list-header>
          </text:list>
        </text:list-item>
      </text:list>
      <text:p text:style-name="P23">1 mile in 8:26 and rest 2 min</text:p>
      <text:list xml:id="list4033201739782507581"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640015905752552354"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471887"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6253265452043226853"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30251338986789895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186503222692040116"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29457488" text:continue-list="list2302513389867898958" text:style-name="L19">
        <text:list-item>
          <text:list>
            <text:list-header>
              <text:p text:style-name="P176">(Pace*HR)=1240</text:p>
            </text:list-header>
          </text:list>
        </text:list-item>
      </text:list>
      <text:list xml:id="list29476606" text:continue-list="list6253265452043226853" text:style-name="L18">
        <text:list-item>
          <text:list>
            <text:list-header>
              <text:p text:style-name="P175">2 miles at 10:46/mile Ave HR= 121 bpm and rest a few minutes</text:p>
            </text:list-header>
          </text:list>
        </text:list-item>
      </text:list>
      <text:list xml:id="list29470420" text:continue-list="list29457488"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9447838"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258925684285498499"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59823941199416279"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5829602060118336991"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480908192949342056"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16497439332416098"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58806773742793752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9449384"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9475194"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318729920130002329"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12980362946445243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503609570243853942"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304466363385181470"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727734061552059074"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24204492409550148" text:style-name="L32">
        <text:list-item>
          <text:list>
            <text:list-header>
              <text:p text:style-name="P186">0.25 miles in 2:54</text:p>
              <text:p text:style-name="P186">1 mile in 9:21 going faster as I ran and ending at around 8:30 pace</text:p>
            </text:list-header>
          </text:list>
        </text:list-item>
      </text:list>
      <text:list xml:id="list2328001272204610798"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178231152293780628"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3527296578127642182"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23"><text:span text:style-name="T1">In AM</text:span></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10"><text:span text:style-name="T2">Sum of ascents: 230ft, Ave Pace:13:19 and rest a 4 minutes</text:span></text:p>
      <text:p text:style-name="P23"><text:span text:style-name="T1">Run:</text:span> 1 mile on the cemetery loop in 11:12</text:p>
      <text:p text:style-name="P23"><text:span text:style-name="T1">Warm down:</text:span> 0.25 miles home</text:p>
      <text:p text:style-name="P10"/>
      <text:p text:style-name="P10"><text:soft-page-break/>For 20 cemetery loops or more <text:s/></text:p>
      <text:p text:style-name="P77"><text:tab/><text:tab/> <text:s text:c="2"/>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55634364068361333"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08T09:21:55.70</dc:date>
    <dc:creator>James Lombardi</dc:creator>
    <meta:editing-duration>P21DT18H28M46S</meta:editing-duration>
    <meta:editing-cycles>1771</meta:editing-cycles>
    <meta:generator>OpenOffice/4.1.2$Win32 OpenOffice.org_project/412m3$Build-9782</meta:generator>
    <meta:document-statistic meta:table-count="0" meta:image-count="9" meta:object-count="0" meta:page-count="179" meta:paragraph-count="5168" meta:word-count="55966" meta:character-count="286891"/>
  </office:meta>
</office:document-meta>
</file>